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2000000F4162DBC2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lgates" svg:font-family="Belgate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4.3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ea7500" loext:opacity="100%" style:font-name="Belgates" fo:font-size="20pt" fo:font-weight="bold" style:font-name-complex="Belgates" style:font-size-complex="20pt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color="#ea7500" loext:opacity="100%" style:font-name="Belgates" fo:font-size="20pt" fo:font-weight="bold" style:font-size-asian="20pt" style:font-weight-asian="bold" style:font-name-complex="Belgates" style:font-size-complex="20pt" style:font-weight-complex="bold"/>
    </style:style>
    <style:style style:name="T2" style:family="text">
      <style:text-properties fo:color="#ea7500" loext:opacity="100%" style:font-name="Belgates" fo:font-size="36pt" fo:font-weight="bold" style:font-size-asian="36pt" style:font-weight-asian="bold" style:font-name-complex="Belgates" style:font-size-complex="36pt" style:font-weight-complex="bold"/>
    </style:style>
    <style:style style:name="T3" style:family="text">
      <style:text-properties fo:color="#ea7500" loext:opacity="100%" style:font-name="Belgates" fo:font-size="32pt" fo:font-weight="bold" style:font-size-asian="32pt" style:font-weight-asian="bold" style:font-name-complex="Belgates" style:font-size-complex="32pt" style:font-weight-complex="bold"/>
    </style:style>
    <style:style style:name="T4" style:family="text">
      <style:text-properties fo:color="#ea7500" loext:opacity="100%" style:font-name="Belgates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Cadre de texte 1" draw:style-name="gr1" draw:text-style-name="P2" draw:layer="layout" svg:width="13.588cm" svg:height="6.462cm" svg:x="2.812cm" svg:y="0.6cm">
          <draw:text-box>
            <text:p text:style-name="P1"><text:span text:style-name="T1"/></text:p>
            <text:p text:style-name="P1"><text:span text:style-name="T2">FMF</text:span></text:p>
            <text:p text:style-name="P1"><text:span text:style-name="T3">I T <text:s/>&amp; Digital Consultant</text:span></text:p>
            <text:p text:style-name="P1"><text:span text:style-name="T4">༺༻</text:span></text:p>
          </draw:text-box>
        </draw:frame>
        <draw:frame draw:style-name="gr2" draw:text-style-name="P1" draw:layer="layout" svg:width="13.588cm" svg:height="6.462cm" svg:x="2.812cm" svg:y="8.1cm">
          <draw:image xlink:href="Pictures/1000000100000202000000F4162DBC2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lgates" svg:font-family="Belgate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08:22:54.101616523</meta:creation-date>
    <dc:date>2025-02-23T11:39:18.694298073</dc:date>
    <meta:editing-duration>PT3H6M10S</meta:editing-duration>
    <meta:editing-cycles>1</meta:editing-cycles>
    <meta:document-statistic meta:object-count="25"/>
    <meta:generator>LibreOffice/24.2.7.2$Linux_X86_64 LibreOffice_project/420$Build-2</meta:generator>
  </office:meta>
</office:document-meta>
</file>